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22000001EA0033EB2E64DC47D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0.698cm, 6.453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6.499cm, 0cm, 0cm, 10.499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0.522cm" svg:height="6.511cm" svg:x="3.5cm" svg:y="1.661cm">
          <draw:image xlink:href="Pictures/1000000100000322000001EA0033EB2E64DC47DB.png" xlink:type="simple" xlink:show="embed" xlink:actuate="onLoad" draw:mime-type="image/png">
            <text:p/>
          </draw:image>
        </draw:frame>
        <draw:frame draw:style-name="gr2" draw:text-style-name="P1" draw:layer="layout" svg:width="10.721cm" svg:height="6.465cm" svg:x="15.786cm" svg:y="1.897cm">
          <draw:image xlink:href="Pictures/1000000100000322000001EA0033EB2E64DC47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04:56:16.409000000</meta:creation-date>
    <dc:date>2023-04-20T07:28:41.423000000</dc:date>
    <meta:editing-duration>PT2H32M26S</meta:editing-duration>
    <meta:editing-cycles>1</meta:editing-cycles>
    <meta:document-statistic meta:object-count="25"/>
    <meta:generator>LibreOffice/7.5.1.2$Windows_X86_64 LibreOffice_project/fcbaee479e84c6cd81291587d2ee68cba099e129</meta:generator>
  </office:meta>
</office:document-meta>
</file>